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5A50000028AEA843976.png" manifest:media-type="image/png"/>
  <manifest:file-entry manifest:full-path="Pictures/10000001000005A50000028A0FE93402.png" manifest:media-type="image/png"/>
  <manifest:file-entry manifest:full-path="Pictures/10000001000005A5000002945C1DB967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roman" style:font-pitch="variable"/>
    <style:font-face style:name="Noto Serif JP1" svg:font-family="'Noto Serif JP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draw:fill-color="#ff6d6d" draw:textarea-horizontal-align="justify" draw:textarea-vertical-align="middle" draw:auto-grow-height="false" fo:min-height="0.584cm" fo:min-width="0cm" loext:decorative="false"/>
    </style:style>
    <style:style style:name="gr3" style:family="graphic" style:parent-style-name="standard">
      <style:graphic-properties draw:stroke="none" draw:fill-color="#ffe994" draw:textarea-horizontal-align="justify" draw:textarea-vertical-align="middle" draw:auto-grow-height="false" fo:min-height="0.417cm" fo:min-width="0cm" loext:decorative="false"/>
    </style:style>
    <style:style style:name="gr4" style:family="graphic" style:parent-style-name="standard">
      <style:graphic-properties draw:stroke="none" draw:stroke-dash="Dash_20__28_Rounded_29_" svg:stroke-width="0.159cm" svg:stroke-color="#ffde59" draw:marker-start-width="0.438cm" draw:marker-end-width="0.438cm" svg:stroke-linecap="round" draw:fill="solid" draw:fill-color="#ffe994" loext:fill-use-slide-background="false" draw:textarea-horizontal-align="justify" draw:textarea-vertical-align="middle" draw:auto-grow-height="false" fo:min-height="1.342cm" fo:min-width="4.342cm" fo:padding-top="0.204cm" fo:padding-bottom="0.204cm" fo:padding-left="0.329cm" fo:padding-right="0.329cm" style:writing-mode="lr-tb" loext:decorative="false"/>
      <style:paragraph-properties style:writing-mode="lr-tb"/>
    </style:style>
    <style:style style:name="gr5" style:family="graphic" style:parent-style-name="standard">
      <style:graphic-properties draw:stroke="dash" draw:stroke-dash="Dash_20__28_Rounded_29_" svg:stroke-width="0.159cm" svg:stroke-color="#ff6d6d" draw:marker-start-width="0.438cm" draw:marker-end-width="0.438cm" svg:stroke-linecap="round" draw:fill="none" loext:fill-use-slide-background="false" draw:textarea-horizontal-align="justify" draw:textarea-vertical-align="middle" draw:auto-grow-height="false" fo:min-height="8.092cm" fo:min-width="6.842cm" fo:padding-top="0.204cm" fo:padding-bottom="0.204cm" fo:padding-left="0.329cm" fo:padding-right="0.329cm" loext:decorative="false"/>
    </style:style>
    <style:style style:name="gr6" style:family="graphic" style:parent-style-name="standard">
      <style:graphic-properties draw:stroke="none" draw:stroke-dash="Dash_20__28_Rounded_29_" svg:stroke-width="0.159cm" svg:stroke-color="#ffde59" draw:marker-start-width="0.438cm" draw:marker-end-width="0.438cm" svg:stroke-linecap="round" draw:fill="solid" draw:fill-color="#ff6d6d" loext:fill-use-slide-background="false" draw:textarea-horizontal-align="justify" draw:textarea-vertical-align="middle" draw:auto-grow-height="false" fo:min-height="1.342cm" fo:min-width="3.342cm" fo:padding-top="0.204cm" fo:padding-bottom="0.204cm" fo:padding-left="0.329cm" fo:padding-right="0.329cm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draw:stroke-dash="Dash_20__28_Rounded_29_" svg:stroke-width="0.159cm" svg:stroke-color="#ffde59" draw:marker-start-width="0.438cm" draw:marker-end-width="0.438cm" svg:stroke-linecap="round" draw:fill="solid" draw:fill-color="#ffe994" loext:fill-use-slide-background="false" draw:textarea-horizontal-align="justify" draw:textarea-vertical-align="middle" draw:auto-grow-height="false" fo:min-height="1.342cm" fo:min-width="2.842cm" fo:padding-top="0.204cm" fo:padding-bottom="0.204cm" fo:padding-left="0.329cm" fo:padding-right="0.329cm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draw:stroke-dash="Dash_20__28_Rounded_29_" svg:stroke-width="0.159cm" svg:stroke-color="#ffde59" draw:marker-start-width="0.438cm" draw:marker-end-width="0.438cm" svg:stroke-linecap="round" draw:fill="solid" draw:fill-color="#ff6d6d" loext:fill-use-slide-background="false" draw:textarea-horizontal-align="justify" draw:textarea-vertical-align="middle" draw:auto-grow-height="false" fo:min-height="1.342cm" fo:min-width="5.092cm" fo:padding-top="0.204cm" fo:padding-bottom="0.204cm" fo:padding-left="0.329cm" fo:padding-right="0.329cm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draw:stroke-dash="Dash_20__28_Rounded_29_" svg:stroke-width="0.159cm" svg:stroke-color="#ffde59" draw:marker-start-width="0.438cm" draw:marker-end-width="0.438cm" svg:stroke-linecap="round" draw:fill="solid" draw:fill-color="#ffe994" loext:fill-use-slide-background="false" draw:textarea-horizontal-align="justify" draw:textarea-vertical-align="middle" draw:auto-grow-height="false" fo:min-height="1.342cm" fo:min-width="6.592cm" fo:padding-top="0.204cm" fo:padding-bottom="0.204cm" fo:padding-left="0.329cm" fo:padding-right="0.329cm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draw:stroke-dash="Dash_20__28_Rounded_29_" svg:stroke-width="0.159cm" svg:stroke-color="#ffde59" draw:marker-start-width="0.438cm" draw:marker-end-width="0.438cm" svg:stroke-linecap="round" draw:fill="solid" draw:fill-color="#ff6d6d" loext:fill-use-slide-background="false" draw:textarea-horizontal-align="justify" draw:textarea-vertical-align="middle" draw:auto-grow-height="false" fo:min-height="1.342cm" fo:min-width="5.592cm" fo:padding-top="0.204cm" fo:padding-bottom="0.204cm" fo:padding-left="0.329cm" fo:padding-right="0.329cm" style:writing-mode="lr-tb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6d6d"/>
      <style:paragraph-properties fo:text-align="center"/>
    </style:style>
    <style:style style:name="P3" style:family="paragraph">
      <loext:graphic-properties draw:fill-color="#ffe994"/>
      <style:paragraph-properties fo:text-align="center"/>
    </style:style>
    <style:style style:name="P4" style:family="paragraph">
      <loext:graphic-properties draw:fill="solid" draw:fill-color="#ffe994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6d6d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8.677cm" svg:x="0.001cm" svg:y="0.002cm">
          <draw:image xlink:href="Pictures/10000001000005A5000002945C1DB967.png" xlink:type="simple" xlink:show="embed" xlink:actuate="onLoad" draw:mime-type="image/png">
            <text:p/>
          </draw:image>
        </draw:frame>
        <draw:custom-shape draw:style-name="gr2" draw:text-style-name="P2" draw:layer="layout" svg:width="0.75cm" svg:height="2.5cm" svg:x="6.6cm" svg:y="2.2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0.75cm" svg:height="2cm" svg:x="3cm" svg:y="5.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4" draw:layer="layout" svg:width="5cm" svg:height="1.75cm" svg:x="1.15cm" svg:y="6.5cm">
          <text:p text:style-name="P1">非アクティブ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7.5cm" svg:height="8.5cm" svg:x="11.4cm" svg:y="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5cm" svg:height="2.5cm" draw:transform="rotate (-1.5707963267949) translate (11.5cm 2.5cm)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6" draw:layer="layout" svg:width="4cm" svg:height="1.75cm" svg:x="6.35cm" svg:y="2cm">
          <text:p text:style-name="P1">アクティブ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1" draw:text-style-name="P1" draw:layer="layout" svg:width="18.999cm" svg:height="8.545cm" svg:x="0.001cm" svg:y="0.068cm">
          <draw:image xlink:href="Pictures/10000001000005A50000028A0FE93402.png" xlink:type="simple" xlink:show="embed" xlink:actuate="onLoad" draw:mime-type="image/png">
            <text:p/>
          </draw:image>
        </draw:frame>
        <draw:custom-shape draw:style-name="gr2" draw:text-style-name="P2" draw:layer="layout" svg:width="0.75cm" svg:height="2.5cm" svg:x="6.6cm" svg:y="2.3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0.75cm" svg:height="2cm" svg:x="3cm" svg:y="5.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4" draw:layer="layout" svg:width="3.5cm" svg:height="1.75cm" svg:x="1.75cm" svg:y="6.5cm">
          <text:p text:style-name="P1">未選択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cm" svg:height="1.75cm" svg:x="6.35cm" svg:y="2.3cm">
          <text:p text:style-name="P1">選択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frame draw:style-name="gr1" draw:text-style-name="P1" draw:layer="layout" svg:width="18.999cm" svg:height="8.545cm" svg:x="0.001cm" svg:y="0.068cm">
          <draw:image xlink:href="Pictures/10000001000005A50000028AEA843976.png" xlink:type="simple" xlink:show="embed" xlink:actuate="onLoad" draw:mime-type="image/png">
            <text:p/>
          </draw:image>
        </draw:frame>
        <draw:custom-shape draw:style-name="gr2" draw:text-style-name="P2" draw:layer="layout" svg:width="0.75cm" svg:height="2.5cm" svg:x="2.5cm" svg:y="2.25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6" draw:layer="layout" svg:width="5.75cm" svg:height="1.75cm" svg:x="0.55cm" svg:y="2.25cm">
          <text:p text:style-name="P1">アクティブ・選択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5cm" svg:height="2cm" svg:x="7cm" svg:y="5.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4" draw:layer="layout" svg:width="7.25cm" svg:height="1.75cm" svg:x="3.75cm" svg:y="6.5cm">
          <text:p text:style-name="P1">非アクティブ・選択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frame draw:style-name="gr1" draw:text-style-name="P1" draw:layer="layout" svg:width="18.999cm" svg:height="8.677cm" svg:x="0.002cm" svg:y="0.003cm">
          <draw:image xlink:href="Pictures/10000001000005A5000002945C1DB967.png" xlink:type="simple" xlink:show="embed" xlink:actuate="onLoad" draw:mime-type="image/png">
            <text:p/>
          </draw:image>
        </draw:frame>
        <draw:custom-shape draw:style-name="gr2" draw:text-style-name="P2" draw:layer="layout" svg:width="0.75cm" svg:height="2.5cm" svg:x="6.75cm" svg:y="2.25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6" draw:layer="layout" svg:width="6.25cm" svg:height="1.75cm" svg:x="4.65cm" svg:y="2.25cm">
          <text:p text:style-name="P1">アクティブ・未選択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5cm" svg:height="2cm" svg:x="3.25cm" svg:y="5.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4" draw:layer="layout" svg:width="7.25cm" svg:height="1.75cm" svg:x="1.05cm" svg:y="6.5cm">
          <text:p text:style-name="P1">非アクティブ・未選択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roman" style:font-pitch="variable"/>
    <style:font-face style:name="Noto Serif JP1" svg:font-family="'Noto Serif JP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 JP" fo:font-size="24pt" fo:language="en" fo:country="US" style:font-name-asian="Noto Serif JP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JP" style:font-family-asian="'Noto Sans JP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9cm" fo:page-height="8.6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7T22:06:22.933666565</meta:creation-date>
    <dc:date>2024-05-27T22:27:16.391032498</dc:date>
    <meta:editing-duration>PT20M50S</meta:editing-duration>
    <meta:editing-cycles>8</meta:editing-cycles>
    <meta:generator>LibreOffice/24.2.1.2$MacOSX_X86_64 LibreOffice_project/db4def46b0453cc22e2d0305797cf981b68ef5ac</meta:generator>
    <meta:document-statistic meta:object-count="22"/>
  </office:meta>
</office:document-meta>
</file>